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padding="0.049cm" fo:border="0.06pt solid #d9d9e3"/>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Header">
      <style:text-properties fo:font-style="italic" officeooo:rsid="006670ad" officeooo:paragraph-rsid="006670ad"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loext:padding="0.049cm" loext:border="0.06pt solid #d9d9e3"/>
    </style:style>
    <style:style style:name="T2" style:family="text">
      <style:text-properties officeooo:rsid="006b4da2"/>
    </style:style>
    <style:style style:name="T3" style:family="text">
      <style:text-properties officeooo:rsid="0075fb9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Pregunta 1:</text:span></text:span> ¿Cuál es el propósito de un "Firewall" en una red y cómo se puede configurar en Linux?</text:p>
      <text:p text:style-name="P2"><text:span text:style-name="Strong_20_Emphasis"><text:span text:style-name="T1">Respuesta 1:</text:span></text:span> Un Firewall se utiliza para controlar el tráfico de red y proteger la red contra amenazas. En Linux, se puede configurar un Firewall utilizando herramientas como "iptables" o "firewalld".</text:p>
      <text:p text:style-name="P2"><text:span text:style-name="Strong_20_Emphasis"><text:span text:style-name="T1">Pregunta 2:</text:span></text:span> ¿Qué es una "regla NAT" en el contexto de un Firewall y cómo se configura en Linux?</text:p>
      <text:p text:style-name="P2"><text:span text:style-name="Strong_20_Emphasis"><text:span text:style-name="T1">Respuesta 2:</text:span></text:span> Una regla NAT (Network Address Translation) se utiliza para traducir direcciones IP y puertos en el tráfico de red. Se configura en Linux utilizando "iptables" o "firewalld" para permitir que los dispositivos internos accedan a recursos externos a través de una dirección IP pública.</text:p>
      <text:p text:style-name="P2"><text:span text:style-name="Strong_20_Emphasis"><text:span text:style-name="T1">Pregunta 3:</text:span></text:span> ¿Cuál es el propósito de un "Proxy" en una red y cómo se configura en Linux?</text:p>
      <text:p text:style-name="P2"><text:span text:style-name="Strong_20_Emphasis"><text:span text:style-name="T1">Respuesta 3:</text:span></text:span> Un Proxy se utiliza para intermediar las solicitudes de los clientes a servidores externos. Se configura en Linux utilizando software como "Squid" para controlar el acceso a recursos web.</text:p>
      <text:p text:style-name="P2"><text:span text:style-name="Strong_20_Emphasis"><text:span text:style-name="T1">Pregunta 4:</text:span></text:span> ¿Qué es una "VPN" (Virtual Private Network) y cómo se puede configurar en Linux?</text:p>
      <text:p text:style-name="P2"><text:span text:style-name="Strong_20_Emphasis"><text:span text:style-name="T1">Respuesta 4:</text:span></text:span> Una VPN permite establecer una conexión segura a través de una red pública. En Linux, se puede configurar una VPN utilizando protocolos como "OpenVPN" o "IPsec".</text:p>
      <text:p text:style-name="P2"><text:span text:style-name="Strong_20_Emphasis"><text:span text:style-name="T1">Pregunta 5:</text:span></text:span> ¿Cuál es el propósito de "SSH" (Secure Shell) y cómo se puede utilizar para administrar servidores remotamente en Linux?</text:p>
      <text:p text:style-name="P2"><text:span text:style-name="Strong_20_Emphasis"><text:span text:style-name="T1">Respuesta 5:</text:span></text:span> SSH se utiliza para establecer conexiones seguras a través de la red y administrar servidores remotamente. Se puede utilizar el comando "ssh" en Linux para conectarse a servidores SSH.</text:p>
      <text:p text:style-name="P2"><text:span text:style-name="Strong_20_Emphasis"><text:span text:style-name="T1">Pregunta 6:</text:span></text:span> ¿Qué es "NTP" (Network Time Protocol) y por qué es importante en la configuración de red?</text:p>
      <text:p text:style-name="P2"><text:span text:style-name="Strong_20_Emphasis"><text:span text:style-name="T1">Respuesta 6:</text:span></text:span> NTP se utiliza para sincronizar la hora de los dispositivos en una red. Es importante para garantizar que todos los dispositivos tengan la hora correcta.</text:p>
      <text:p text:style-name="P2"><text:span text:style-name="Strong_20_Emphasis"><text:span text:style-name="T1">Pregunta 7:</text:span></text:span> ¿Cuál es el propósito de "QoS" (Quality of Service) en la configuración de red y cómo se puede configurar en Linux?</text:p>
      <text:p text:style-name="P2"><text:span text:style-name="Strong_20_Emphasis"><text:span text:style-name="T1">Respuesta 7:</text:span></text:span> QoS se utiliza para priorizar el tráfico de red en función de su importancia. Se puede configurar en Linux utilizando herramientas como "tc" para garantizar un rendimiento adecuado de la red.</text:p>
      <text:p text:style-name="P2"><text:soft-page-break/><text:span text:style-name="Strong_20_Emphasis"><text:span text:style-name="T1">Pregunta 8:</text:span></text:span> ¿Qué es "BGP" (Border Gateway Protocol) y en qué contexto se utiliza en la configuración de red?</text:p>
      <text:p text:style-name="P2"><text:span text:style-name="Strong_20_Emphasis"><text:span text:style-name="T1">Respuesta 8:</text:span></text:span> BGP es un protocolo utilizado en enrutadores para intercambiar información de enrutamiento entre sistemas autónomos. Se utiliza en redes grandes y complejas, como Internet.</text:p>
      <text:p text:style-name="P2"><text:span text:style-name="Strong_20_Emphasis"><text:span text:style-name="T1">Pregunta 9:</text:span></text:span> ¿Cuál es la diferencia entre una dirección IP estática y una dirección IP dinámica?</text:p>
      <text:p text:style-name="P2"><text:span text:style-name="Strong_20_Emphasis"><text:span text:style-name="T1">Respuesta 9:</text:span></text:span> Una dirección IP estática es una dirección fija que no cambia, mientras que una dirección IP dinámica se asigna automáticamente y puede cambiar con el tiempo.</text:p>
      <text:p text:style-name="P2"><text:span text:style-name="Strong_20_Emphasis"><text:span text:style-name="T1">Pregunta 10:</text:span></text:span> ¿Cómo se puede configurar un servidor DNS en Linux para resolver nombres de dominio en direcciones IP?</text:p>
      <text:p text:style-name="P2"><text:span text:style-name="Strong_20_Emphasis"><text:span text:style-name="T1">Respuesta 10:</text:span></text:span> Se puede configurar un servidor DNS en Linux utilizando software como "BIND" o "dnsmasq" y especificando las zonas y registros DNS correspondientes.</text:p>
      <text:p text:style-name="P2"><text:span text:style-name="Strong_20_Emphasis"><text:span text:style-name="T1">Pregunta 11:</text:span></text:span> ¿Cuál es el propósito de "VLAN" (Virtual LAN) en la configuración de red y cómo se configura en Linux?</text:p>
      <text:p text:style-name="P2"><text:span text:style-name="Strong_20_Emphasis"><text:span text:style-name="T1">Respuesta 11:</text:span></text:span> VLAN se utiliza para dividir una red física en segmentos virtuales separados. Se configura en Linux utilizando herramientas como "vconfig" o "ip" para etiquetar paquetes de red.</text:p>
      <text:p text:style-name="P2"><text:span text:style-name="Strong_20_Emphasis"><text:span text:style-name="T1">Pregunta 12:</text:span></text:span> ¿Qué es "DHCP" (Dynamic Host Configuration Protocol) y cómo se configura en Linux para asignar direcciones IP automáticamente?</text:p>
      <text:p text:style-name="P2"><text:span text:style-name="Strong_20_Emphasis"><text:span text:style-name="T1">Respuesta 12:</text:span></text:span> DHCP se utiliza para asignar direcciones IP automáticamente a dispositivos en una red. En Linux, se configura un servidor DHCP utilizando software como "isc-dhcp-server".</text:p>
      <text:p text:style-name="P2"><text:span text:style-name="Strong_20_Emphasis"><text:span text:style-name="T1">Pregunta 13:</text:span></text:span> ¿Qué es "IPv6" y cuál es su importancia en la configuración de red?</text:p>
      <text:p text:style-name="P2"><text:span text:style-name="Strong_20_Emphasis"><text:span text:style-name="T1">Respuesta 13:</text:span></text:span> IPv6 es la versión más reciente del protocolo IP y es importante debido a la escasez de direcciones IPv4. Se utiliza para proporcionar direcciones IP únicas a una gran cantidad de dispositivos en Internet.</text:p>
      <text:p text:style-name="P2"><text:span text:style-name="Strong_20_Emphasis"><text:span text:style-name="T1">Pregunta 14:</text:span></text:span> ¿Cuál es el propósito de "NAT" (Network Address Translation) en la configuración de red y cómo se configura en Linux?</text:p>
      <text:p text:style-name="P2"><text:span text:style-name="Strong_20_Emphasis"><text:span text:style-name="T1">Respuesta 14:</text:span></text:span> NAT se utiliza para traducir direcciones IP en el tráfico de red. Se configura en Linux utilizando "iptables" para permitir que varios dispositivos compartan una única dirección IP pública.</text:p>
      <text:p text:style-name="P2"><text:span text:style-name="Strong_20_Emphasis"><text:span text:style-name="T1">Pregunta 15:</text:span></text:span> ¿Cómo se puede configurar un enrutador en Linux para dirigir el tráfico entre redes diferentes?</text:p>
      <text:p text:style-name="P2"><text:soft-page-break/><text:span text:style-name="Strong_20_Emphasis"><text:span text:style-name="T1">Respuesta 15:</text:span></text:span> Se puede configurar un enrutador en Linux utilizando herramientas como "iptables" y habilitando el reenvío de paquetes para dirigir el tráfico entre redes.</text:p>
      <text:p text:style-name="P2"><text:span text:style-name="Strong_20_Emphasis"><text:span text:style-name="T1">Pregunta 16:</text:span></text:span> ¿Cuál es el propósito de un "túnel VPN" y cómo se configura en Linux?</text:p>
      <text:p text:style-name="P2"><text:span text:style-name="Strong_20_Emphasis"><text:span text:style-name="T1">Respuesta 16:</text:span></text:span> Un túnel VPN se utiliza para crear una conexión segura entre redes remotas. En Linux, se puede configurar un túnel VPN utilizando protocolos como "IPsec" o "OpenVPN".</text:p>
      <text:p text:style-name="P2"><text:span text:style-name="Strong_20_Emphasis"><text:span text:style-name="T1">Pregunta 17:</text:span></text:span> ¿Qué es un "puente de red" (bridge) y cómo se configura en Linux para conectar dos segmentos de red?</text:p>
      <text:p text:style-name="P2"><text:span text:style-name="Strong_20_Emphasis"><text:span text:style-name="T1">Respuesta 17:</text:span></text:span> Un puente de red se utiliza para conectar dos segmentos de red. Se configura en Linux utilizando herramientas como "brctl" o "ip" para unir interfaces de red.</text:p>
      <text:p text:style-name="P2"><text:span text:style-name="Strong_20_Emphasis"><text:span text:style-name="T1">Pregunta 18:</text:span></text:span> ¿Cómo se puede habilitar el reenvío de paquetes IP en Linux y por qué es importante?</text:p>
      <text:p text:style-name="P2"><text:span text:style-name="Strong_20_Emphasis"><text:span text:style-name="T1">Respuesta 18:</text:span></text:span> El reenvío de paquetes IP se habilita en Linux utilizando el comando "sysctl" y es importante para permitir que el sistema enrutador dirija el tráfico entre redes.</text:p>
      <text:p text:style-name="P2"><text:span text:style-name="Strong_20_Emphasis"><text:span text:style-name="T1">Pregunta 19:</text:span></text:span> ¿Qué es "ARP" (Address Resolution Protocol) y cuál es su función en la configuración de red?</text:p>
      <text:p text:style-name="P2"><text:span text:style-name="Strong_20_Emphasis"><text:span text:style-name="T1">Respuesta 19:</text:span></text:span> ARP se utiliza para mapear direcciones IP a direcciones MAC en una red local. Su función es resolver direcciones IP en direcciones MAC.</text:p>
      <text:p text:style-name="P2"><text:span text:style-name="Strong_20_Emphasis"><text:span text:style-name="T1">Pregunta 20:</text:span></text:span> ¿Cuál es el propósito de "ipset" en la configuración de red en Linux?</text:p>
      <text:p text:style-name="P2"><text:span text:style-name="Strong_20_Emphasis"><text:span text:style-name="T1">Respuesta 20:</text:span></text:span> "ipset" es una herramienta que se utiliza para administrar conjuntos de direcciones IP o puertos, lo que permite un filtrado eficiente en reglas de firewall y configuraciones de seguridad en red.</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75fb93"/>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Configuración de red </text:p>
        <text:p text:style-name="MP2">Configuración <text:span text:style-name="MT1">avanzada</text:span> de red <text:s text:c="3"/></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1:42:08.490579072</dc:date>
    <meta:editing-duration>PT4H34M42S</meta:editing-duration>
    <meta:editing-cycles>98</meta:editing-cycles>
    <meta:generator>LibreOffice/7.4.1.2$Linux_X86_64 LibreOffice_project/3c58a8f3a960df8bc8fd77b461821e42c061c5f0</meta:generator>
    <meta:document-statistic meta:table-count="0" meta:image-count="1" meta:object-count="0" meta:page-count="3" meta:paragraph-count="43" meta:word-count="976" meta:character-count="5965" meta:non-whitespace-character-count="5027"/>
  </office:meta>
</office:document-meta>
</file>